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Impl.PropertyItera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IteratorImpl.setCollection( Colle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Impl.PropertyIteratorImpl( Colle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